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weight="bold"/>
    </style:style>
    <style:style style:name="T4" style:family="text">
      <style:text-properties style:text-position="sub"/>
    </style:style>
    <style:style style:name="T5" style:family="text">
      <style:text-properties fo:font-style="italic" style:text-line-through-type="single"/>
    </style:style>
    <style:style style:name="P1" style:family="paragraph" style:parent-style-name="Normal">
      <style:paragraph-properties fo:text-align="center"/>
    </style:style>
  </office:automatic-styles>
  <office:body>
    <office:text>
      <text:p text:style-name="P1">Stories From Outside Your Window, 0</text:p>
      <text:p text:style-name="P1"/>
      <text:p text:style-name="P1">Part 1: Kyuukurarin</text:p>
      <text:p text:style-name="P1"/>
      <text:p text:style-name="P1">•</text:p>
      <text:p text:style-name="P1">Node 0: Hello, World</text:p>
      <text:p text:style-name="P1"/>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Even so, despite her own wishes, the noise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suddenly tightening heart reminded her that today was Monday. She would have to go to school again.</text:p>
      <text:p text:style-name="Normal">“... Sigh.”</text:p>
      <text:p text:style-name="Normal">Not that that was a pressing matter yet. For now, she was content just staring at the ceiling. She let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left unfinished there. Maybe, after sitting in front of it all night long, her backpack had done it for her. An essay, was it? Probably.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A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P1">Node 1: “I’m fine, and you?”</text:p>
      <text:p text:style-name="P1"/>
      <text:p text:style-name="Normal">Did mirrors ever lie? That’s what she was wondering while looking at one, in the restroom.</text:p>
      <text:p text:style-name="Normal">“Do you?” she asked it. <text:span text:style-name="T1">Do you ever try to pass someone else as me, or, </text:span>more importantly, <text:span text:style-name="T1">do you ever pretend that I haven’t changed when I have?</text:span></text:p>
      <text:p text:style-name="Normal">It didn’t answer.</text:p>
      <text:p text:style-name="Normal">“Hm...”</text:p>
      <text:p text:style-name="Normal"><text:span text:style-name="T1">How suspicious...</text:span> Did it perhaps have something to hide?</text:p>
      <text:p text:style-name="Normal">“Do you ever lie?” she asked again, eyeing it distrustfully.</text:p>
      <text:p text:style-name="Normal"><text:span text:style-name="T2">something like this -&gt;</text:span> (≖`‸´≖)</text:p>
      <text:p text:style-name="Normal">She checked her reflection against her memories and the image she had of herself. The short hair, the tired eyes, the nearly-expressionless face, they all matched. Why did they match? They shouldn’t match. This made her more suspicious than ever. She tried looking from different angles, closing then opening her eyes, holding her hair in a ponytail, and finally sticking her tongue out to taunt the mirror, but the girl it reflected was always unmistakably herself.</text:p>
      <text:p text:style-name="Normal"><text:span text:style-name="T1">Alright then...</text:span></text:p>
      <text:p text:style-name="Normal">“I’m keeping an eye on you,” she said, gesturing to it with her fingers to make herself extra clear.</text:p>
      <text:p text:style-name="Normal">The warning issued, she turned towards the door to make her exit. But that was a feint! In a flash she’d turned back to the mirror, scrutinizing it for any change.</text:p>
      <text:p text:style-name="Normal">“<text:span text:style-name="T3">Hmmmmmmm.</text:span>”</text:p>
      <text:p text:style-name="Normal">However, she found nothing out of the ordinary. Perhaps because there was nothing of the sort.</text:p>
      <text:p text:style-name="Normal">“Sigh...” she gave up her search and exited the restroom for good, somewhat disappointed. After all, whenever she entered the school premises, she always made sure to become someone else; it wouldn’t do to show her true self to others.</text:p>
      <text:p text:style-name="Normal"><text:span text:style-name="T1">Well, </text:span>not that she could even if she tried; there were lots of things she was bad at, and being true to herself was one of them. That was just as well though; she had things she needed to hide, not show. Especially to you.</text:p>
      <text:p text:style-name="Normal">“...”</text:p>
      <text:p text:style-name="Normal"><text:span text:style-name="T1">To hide myself from you... </text:span>It saddened her to do that, but it couldn’t be helped. But it also reminded her that she had something to tell you. And she thought to herself, <text:span text:style-name="T1">it would be nice if you magically appeared in front of me, you know?</text:span></text:p>
      <text:p text:style-name="Normal">Of course, there were no chances of that happening. At this hour, every student and their teachers were in their respective classrooms, so the hallway she found herself in was completely devoid of life. It was high time she went to her classroom too.</text:p>
      <text:p text:style-name="Normal">“See, this is why reality is boring, it takes itself too seriously, it should rebel against the laws of physics sometimes.” She said this out-loud, so that reality may hear her advice (and hopefully take a hint). So it was only natural that when <text:span text:style-name="T1">you </text:span>said</text:p>
      <text:p text:style-name="Normal">“Right? I think that all the time” from behind her,</text:p>
      <text:p text:style-name="Normal">“Eeeek!” she nearly jumped out of her skin. You then proceeded to greet her like you didn’t just give her a heart attack:</text:p>
      <text:p text:style-name="Normal">“Hey there~!”</text:p>
      <text:p text:style-name="Normal">“H-hey...<text:span text:style-name="T4"> What did you do that for...</text:span>” Whenever she spoke that low, people would usually ask her to repeat herself, but you,</text:p>
      <text:p text:style-name="Normal">“Hmm, no reason in particular, just felt like it,” you understood her. “Oh, I do agree with what you said though.”</text:p>
      <text:p text:style-name="Normal">“I-I see...”</text:p>
      <text:p text:style-name="Normal">Now that you were in front of her, she didn’t feel quite so courageous anymore. <text:span text:style-name="T1">Damn you reality!</text:span> Right now, her heart was beating so loudly it wouldn’t be strange if you could hear it yourself. And her eyes, they were going everywhere except where you stood.</text:p>
      <text:p text:style-name="Normal">“Um... What are you doing here?” she ventured to ask, her voice reaching a higher pitch with every word.</text:p>
      <text:p text:style-name="Normal">Your answer involved raising a stack of paper you were holding in your hands, “the teacher sent me to make copies of this text. Apparently we’ll study these in groups.”</text:p>
      <text:p text:style-name="Normal">“Oh... Okay...”</text:p>
      <text:p text:style-name="Normal">Then, there was a brief moment of silence. In it, she threw glimpses at you. At the end of it, she found it unfair how you had no trouble looking her in the eye. <text:span text:style-name="T1">Why is it you can smile at me like that... and I can’t? </text:span>Yours was such a warm smile, could she even replicate it?</text:p>
      <text:p text:style-name="Normal">Before she could try, you turned towards the stairwell at the end of the hallway,</text:p>
      <text:p text:style-name="Normal">“Let’s go?” you asked.</text:p>
      <text:p text:style-name="Normal">She nodded, and side-by-side, the two of you started on your way to the classroom.</text:p>
      <text:p text:style-name="Normal"><text:span text:style-name="T1">What was it that I wanted to tell you? </text:span>She wondered that as she walked.</text:p>
      <text:p text:style-name="Normal">“...”</text:p>
      <text:p text:style-name="Normal">Anxiously, she wondered. She didn’t have to search for long: the answer was written all over her heart. But, putting it into words, then letting those words out... Even just thinking about it was nerve-racking, would she actually do it? Could she?</text:p>
      <text:p text:style-name="Normal">Just then, “are you worried about making groups?” you interrupted.</text:p>
      <text:p text:style-name="Normal">“Hm?”</text:p>
      <text:p text:style-name="Normal">“I mean, for Literature, when we’ll analyse these texts... I said we’d be doing that in groups earlier, is that what’s bothering you?”</text:p>
      <text:p text:style-name="Normal">“...”</text:p>
      <text:p text:style-name="Normal">She looked at you in silence for a second. She was happy you’d noticed her distress, but it was also unusual for you to misunderstand her. Not that she was criticising you or anything.</text:p>
      <text:p text:style-name="Normal">“I... I don’t mind working with others, actually!” Lies were always prettier; normally, learning that she’d have to form a group would have awakened her inner ostrich and have her search for a hole to bury her head in.</text:p>
      <text:p text:style-name="Normal">She thought she was a good actress, but you didn’t look convinced. As a matter of fact, you were the one who looked worried now.</text:p>
      <text:p text:style-name="Normal">“Hmmm...” you tilted your head.</text:p>
      <text:p text:style-name="Normal">She tilted her head too: “?”</text:p>
      <text:p text:style-name="Normal">“Hey, I have an idea,” then, looking her dead in the eye, “let’s make a group, you and me.”</text:p>
      <text:p text:style-name="Normal">“...Huh?!”</text:p>
      <text:p text:style-name="Normal"><text:span text:style-name="T1">Huh?! W-wait! No! I can’t! I’m not ready!! W-we’ve never even shook hands yet...!! </text:span>Your statement sent her imagination into overdrive, and she was imagining your future together.</text:p>
      <text:p text:style-name="Normal">“Ah, I mean it’s fine if you don’t want to,” you followed up.</text:p>
      <text:p text:style-name="Normal">“N-no, it’s okay, let’s do it!”</text:p>
      <text:p text:style-name="Normal">And so it was decided: the two of you would form a group. <text:span text:style-name="T1">Not a bad outcome... I’m glad...</text:span></text:p>
      <text:p text:style-name="Normal">This exchange burnt through all of her social battery, and as she was forced into low power-consumption mode, her brain only processed a select few moments afterwards. She could vaguely remember that after reaching the classroom, she’d spent a minute or two profusely apologising to the teacher for being late. Then, it turned out that the passage analysis in groups would be a homework, due next week.</text:p>
      <text:p text:style-name="Normal"/>
      <text:p text:style-name="Normal"><text:span text:style-name="T1">So... This means... </text:span>that her brain must have failed to process a very important exchange you two had. That, or she crossed the point of no return in her fantasies and delusions. These were the only two things that could explain how, after classes ended for the day, she found herself <text:span text:style-name="T5">on a date</text:span> with you, in an almost empty library, to study the passage you were assigned.</text:p>
      <text:p text:style-name="Normal"><text:span text:style-name="T1">HUH?!?!?!?!?!?!? How did this happen?? Am I dreaming? I must be dreaming. </text:span>There was no way she was actually sitting <text:span text:style-name="T1">this</text:span> close to you. <text:span text:style-name="T1">Ah, our shoulders touched again... But it’s all a dream... </text:span>Full of resolve, *SMACK!!* she slapped herself awake. And yet,</text:p>
      <text:p text:style-name="Normal">“Ouch...” <text:span text:style-name="T1">It hurts...! </text:span>She didn’t wake up at all.</text:p>
      <text:p text:style-name="Normal">“?? I-is everything okay?” you looked at her with considerable concern.</text:p>
      <text:p text:style-name="Normal">“Oh... Um... Yeah, more or less... Thanks...” <text:span text:style-name="T1">I see... I’m not dreaming... </text:span>*SMACK!!* She slapped herself again for good measure.</text:p>
      <text:p text:style-name="Normal">“???? Are you sure you’re alright??”</text:p>
      <text:p text:style-name="Normal">“Y-yeah, don’t mind me... Just needed to wake myself up... So, where were we again?” <text:span text:style-name="T1">Yup... I’m definitely awake... Let’s... Let’s just, analyse the text for now...</text:span></text:p>
      <text:p text:style-name="Normal">You didn’t answer right away. You looked at her dumbfounded for a solid few seconds, and at the end of them, “pfft-”, you giggled.</text:p>
      <text:p text:style-name="Normal">“?”</text:p>
      <text:p text:style-name="Normal">Your laughter was muffled, you turned away from her, but it was crystal clear that you were giggling. Had she been too much of an idiot again? <text:span text:style-name="T1">Probably. </text:span>After all, she had an innate talent for embarrassing herself in front of others. <text:span text:style-name="T1">Whatever... </text:span>The silver lining was that she was too mentally exhausted to feel embarrassed. As for you,</text:p>
      <text:p text:style-name="Normal">“Sorry, my bad,” you were all smiles, “you really are funny, you know?”</text:p>
      <text:p text:style-name="Normal">Her head drooped to the side and she chuckled in resignation (she’d given up on herself), “hehe... I’m a real clown aren’t I...”</text:p>
      <text:p text:style-name="Normal">“Oh, I don’t mean it in a bad way. It’s more like... I don’t get bored when I’m around you. I mean, it’s fun being with you.”</text:p>
      <text:p text:style-name="Normal">“...”</text:p>
      <text:p text:style-name="Normal">Apparently she’d signed up for an emotional rollercoaster today. After the sudden drop it was time to go up again, and the ride took her all the way to the seventh heaven. Her heart had a hard time adjusting though, so it started beating like crazy. Perhaps because of the sudden acceleration, the corners of her mouth were getting pushed back all the way to her ears, and it took all of her self-restraint to stop herself from making the widest grin these lands had ever witnessed.</text:p>
      <text:p text:style-name="Normal">“Thanks...”</text:p>
      <text:p text:style-name="Normal">“Still, we should get started before it gets too late.”</text:p>
      <text:p text:style-name="Normal">“R-right, I think I need to reread the text first.”</text:p>
      <text:p text:style-name="Normal">“Sure, I’ll do the same.”</text:p>
      <text:p text:style-name="Normal">And so, she tried rereading the text. One paragraph in, she tried again. Then again. Then again. Then again. Then she stopped trying and took a deep breath. <text:span text:style-name="T1">Yeah, no, sorry, I can’t read today. </text:span>Hopefully you were reading her mind because she wasn’t ready to admit that. She glimpsed at you to check, only to find out you were reading the text, not her mind.</text:p>
      <text:p text:style-name="Normal">“...”</text:p>
      <text:p text:style-name="Normal">She didn’t know it was possible to be jealous of an inanimate object. Not until now. <text:span text:style-name="T1">If this text passage were a person, we <text:s text:c="1"/>wouldn’t get along at all.</text:span> Not only would she be jealous of it, there would also be the fact that not one word of what it said entered her mind. As it happened, her mind was completely occupied by a single thought.</text:p>
      <text:p text:style-name="Normal">The school library was large, the sun was low and its rays were bright. They came in through the open windows, accompanied by a breeze, and at this hour they occupied the vast majority of the seats. <text:span text:style-name="T1">Right here would be a good place, and right now would be a good time ...to tell you a secret. </text:span>That was all she could think of.</text:p>
      <text:p text:style-name="Normal"><text:span text:style-name="T1">But...</text:span></text:p>
      <text:p text:style-name="Normal">But minutes went by, the sun sank ever lower, and the girl could do nothing but worry. *Tick... Tock... Tick... Tock...* went the great clock on the wall, and she could do nothing. She was weak. She knew that. She was scared of what would happen, of how you would react. If she uttered a word of it, your relationship as it was now would end, for better or worse. And what would she do if it ended for the worse? What would she do?</text:p>
      <text:p text:style-name="Normal">“<text:span text:style-name="T4">Hey...</text:span>”</text:p>
      <text:p text:style-name="Normal">And yet, despite her fears, she mustered a “hey”. You didn’t seem to hear it though.</text:p>
      <text:p text:style-name="Normal">“...”</text:p>
      <text:p text:style-name="Normal">That was hardly surprising given how softly she’d said it.</text:p>
      <text:p text:style-name="Normal">“Hey...” she repeated. <text:span text:style-name="T1">Oh... Now I’ve done it. </text:span>She’d caught your attention. You turned to her, an inquisitive look in your eyes. She evaded your gaze, and her heart started beating louder, faster, and stronger than ever before. <text:span text:style-name="T1">Stronger, huh? </text:span>She wanted to be strong too.</text:p>
      <text:p text:style-name="Normal">“Hey, so...”</text:p>
      <text:p text:style-name="Normal">A deafening white noise filled her ears. A deafening white noise filled her mind. She couldn’t think. She couldn’t hear.</text:p>
      <text:p text:style-name="Normal">“I...”</text:p>
      <text:p text:style-name="Normal">This could be the end.</text:p>
      <text:p text:style-name="Normal">“I... I don’t think I can do it, sorry...”</text:p>
      <text:p text:style-name="Normal">She’d chickened out.</text:p>
      <text:p text:style-name="Normal">“Hm? What do you mean?” you asked.</text:p>
      <text:p text:style-name="Normal">“Ah- Um, l-like, I’m not feeling great right now, I... I can’t concentrate at all today, sorry, ahah...”</text:p>
      <text:p text:style-name="Normal">“Oh, I see...” There was something more to it, and surely you sensed that too, “don’t worry about it,” you of all people must have felt it too, so how could you smile? “We can try again tomorrow. I’ll stay here a little longer, go ahead if you want.”</text:p>
      <text:p text:style-name="Normal">“... Sorry, thanks.” No, it’s probably because you could feel that there was more to her words than meets the eye, it’s because of that that you smiled, <text:span text:style-name="T1">right?</text:span></text:p>
      <text:p text:style-name="Normal">It wasn’t a smile of happiness. It was meant to comfort her, to reassure her, to tell her that it was okay. It wasn’t a smile of happiness.</text:p>
      <text:p text:style-name="Normal">“...”</text:p>
      <text:p text:style-name="Normal">That was all she could think of. Hours upon hours later, your smile was the only thing on her mind. In her room, in her bed, her face buried in her pillow, her knees raised to her chest, and despite herself, that was all she could think of.</text:p>
      <text:p text:style-name="Normal"><text:span text:style-name="T1">... Today was a failure, </text:span>and she tried to drown it with her imagination. But just like in ancient Greek tragedies, the more she tried to escape her fate, the more she got trapped in it. So many scenarios went through her mind, and in all of them, at the end of all of them, you smiled at her happily. <text:span text:style-name="T1">Happily...</text:span></text:p>
      <text:p text:style-name="Normal">Here was the wrong place, now was the wrong time, <text:span text:style-name="T1">but it’s never too late,</text:span> <text:span text:style-name="T1">right?</text:span></text:p>
      <text:p text:style-name="Normal">Even so, even though you weren’t here, she could only bring herself to think it: <text:span text:style-name="T1">you know, I’ve been empty inside since long before you stole my heart. But, if you’re fine with that, then I want you to keep it, and in exchange, I want to treasure yours.</text:span></text:p>
      <text:p text:style-name="Normal"/>
      <text:p text:style-name="P1">•••</text:p>
      <text:p text:style-name="P1">Node 2: One small connection</text:p>
      <text:p text:style-name="P1"/>
      <text:p text:style-name="Normal">She was feeling a bit tired at the moment. Her heart had been heavy all afternoon, because for some reason it had filled to the brim with tears. <text:span text:style-name="T1">For some reason, huh?</text:span></text:p>
      <text:p text:style-name="Normal">“...”</text:p>
      <text:p text:style-name="Normal"><text:span text:style-name="T1">I’m sick and tired of beating around the bush. It’s because I’m a coward, isn’t it? Because I ran away from you, and because I disappointed the only person who ever had any expectations from me, again. </text:span>She tried to look in the mirror, to meet the gaze of that person, but she couldn’t. She had no right to. </text:p>
      <text:p text:style-name="Normal">“Sigh...” So instead, she looked at the pink flower pot on her bedside. It was at times like these that the flower inside it —the heart— became soggy, bloated. It was too full of water. So full of water.<text:span text:style-name="T1"> So pathetic...</text:span> And so, she cried. Burying herself in her pillows, she cried. For as long as she needed to, as long as she was allowed to, she cried. Curled up in her bed, she cried.</text:p>
      <text:p text:style-name="Normal">She did not know how long she cried, nor did she care. But when she eventually raised her head again, dusk had come and gone. She didn’t feel quite so tired anymore. Her chest felt lighter, and the heart looked a little healthier in its pot. She might be a tad late, but</text:p>
      <text:p text:style-name="Normal">“Goodnight, sun,” she wished it, from her side of the world.</text:p>
      <text:p text:style-name="Normal">She was a little hungry too now, so she headed down to the kitchen to see if there was any food. Her parents were never home, and when they were it was usually only to sleep or to eat breakfast before leaving for work again, so what was for dinner and whether there would be dinner at all depended entirely on her mood. Tonight, it would be hastily-prepared instant noodles brought back to the comfort of her room.</text:p>
      <text:p text:style-name="Normal">“Yummy.” It was tastier than usual.</text:p>
      <text:p text:style-name="Normal">She cleaned up a little, brushed her teeth, and then sat back on her bed again.</text:p>
      <text:p text:style-name="Normal">“...”</text:p>
      <text:p text:style-name="Normal">Then she got bored of that, so she started walking around aimlessly. Little by little, her room was growing dark, She welcomed that darkness, she welcomed its silent company. It wasn’t noisy and intrusive like sunlight, and it would politely go away if she just turned the lights on. So she didn’t turn the lights on. Instead, she went to whence the darkness came.</text:p>
      <text:p text:style-name="Normal">Her window was wide open, and through it came the night; she liked the sensation of it grazing her skin, so she rested her elbow on the window frame, and in turn her chin rested in her open palm. <text:span text:style-name="T1">What shall I dream of, tonight? </text:span>This question wasn’t aimed at anyone in particular, not even herself. But she was directing it towards the empty sky. The place she lived in was full of buildings and all sorts of electric poles, and the light pollution they emitted turned away the stars. So, she was wondering whether by dreaming a dream that was good enough, by telling it a story that was beautiful enough, she would see the night sky blossom.</text:p>
      <text:p text:style-name="Normal">“...”</text:p>
      <text:p text:style-name="Normal">She reached a hand out to the stars. If the night did blossom, would its flowers listen to her wishes? She wanted to believe they would. She wanted to believe that someday, someone would take the hand she stretched out. For now though, she was alone, and that was okay.</text:p>
      <text:p text:style-name="Normal">“I’ve decided.”</text:p>
      <text:p text:style-name="Normal">She found something she wanted to dream of. So, she retracted her hand, and she closed her eyes.</text:p>
      <text:p text:style-name="Normal">“Haah...”</text:p>
      <text:p text:style-name="Normal">When she opened them again, the world had changed. Her window was gone, her room was gone, all the buildings, the roads, the people, all their sounds, the hills, the mountains and even the ground, everything was gone. Only the night sky remained.</text:p>
      <text:p text:style-name="Normal">At her feet, there was an ocean, one whose surface she was standing on. It was incredibly vast, blanketing the earth from horizon to horizon, and it was serene, without a single ripple going through it. It was also warm, warm enough that she felt comfortable sitting down on its surface, and it was crystalline, so that the Milky Way was perfectly mirrored in it.</text:p>
      <text:p text:style-name="Normal">“Haah...”</text:p>
      <text:p text:style-name="Normal">Just above her were the starful heavens. In this world, there was no need for secrets, so the universe showed itself to her. Here, it was a river of light that spanned the night, running across and beyond her imagination. In exchange, her heart was naked, bathing in that light. As for her, she simply sat there, waiting for the person she wanted to talk to the most right now. And,</text:p>
      <text:p text:style-name="Normal">*Pit, pat, pit, pat* that person arrived. The footsteps came from behind her, only stopping when they were incredibly close. Without saying anything, that person sat down, leaning their back against hers. She’d never sat back-to-back with anyone before.</text:p>
      <text:p text:style-name="Normal">“Do you like it?” The newly-arrived girl asked, looking around.</text:p>
      <text:p text:style-name="Normal">“Yeah. Makes me want to see the real thing at least once before we die,” she answered.</text:p>
      <text:p text:style-name="Normal">“Yeah, maybe we’ll find it beautiful,” the girl replied.</text:p>
      <text:p text:style-name="Normal">“I hope so.” Of course, there was only one person capable of entering her imagination:</text:p>
      <text:p text:style-name="Normal">“What did you want to talk about?” The girl asked her self.</text:p>
      <text:p text:style-name="Normal">“Nothing in particular...” There was so much she wanted to talk about, there was an entire person she wanted to understand, but she didn’t know how to express that, so she simply said “I just want to love you, someday.”</text:p>
      <text:p text:style-name="Normal">“...”</text:p>
      <text:p text:style-name="Normal"><text:span text:style-name="T1">Ah... So that’s what it is. I want to love you... </text:span>Her own words echoed in her mind, in this world. <text:span text:style-name="T1">And yet, you’re not making it easy, are you?</text:span></text:p>
      <text:p text:style-name="Normal">“Like you’re one to talk,” the girl smiled, “you won’t even look at me.”</text:p>
      <text:p text:style-name="Normal">Indeed. She didn’t like looking at herself. She wasn’t sure why.</text:p>
      <text:p text:style-name="Normal">“Then, how about this:” the girl raised her right hand and directed her open palm to the side: slowly, at its own pace, a vending machine materialised some distance away from them, and a bench accompanied it.</text:p>
      <text:p text:style-name="Normal"><text:span text:style-name="T1">Hm... It’s a bit far away,</text:span> she thought.</text:p>
      <text:p text:style-name="Normal">“You’re right,” the girl agreed, “can you guys come closer?” <text:s text:c="1"/>she beckoned them.</text:p>
      <text:p text:style-name="Normal">Complying, both newcomers started walking the girls’ way, which made for quite the sight. The vending machine waddled like a legless (and severely overweight) penguin, while the bench turned its side to them and came in like a rather clumsy crab. Still, both of them eventually made it next to the girls, whence they could finally settle down.</text:p>
      <text:p text:style-name="Normal">She applauded their efforts, and meanwhile her other self got up and stretched herself.</text:p>
      <text:p text:style-name="Normal">“Phew... Now then, do you want something to drink?” The girl asked her.</text:p>
      <text:p text:style-name="Normal">“You want to buy my love with a drink?” She asked in return. The answer came without hesitation:</text:p>
      <text:p text:style-name="Normal">“Yes.”</text:p>
      <text:p text:style-name="Normal">She was surprised at her own self for a second. She didn’t know she could be this direct.</text:p>
      <text:p text:style-name="Normal">“... Alright. I’ll have what you have then,” she replied.</text:p>
      <text:p text:style-name="Normal"><text:span text:style-name="T1">When I think about it, you didn’t need to ask, did you? Of course I want what you want. We’re the same person. </text:span>And what she wanted the most right now was the ability to love the girl hesitating what to pick. <text:span text:style-name="T1">It would have been convenient if vending machines sold that too.</text:span></text:p>
      <text:p text:style-name="Normal">Not long after, the girl came back to her with two black and red cans in one hand. But instead of giving her one of the cans, she extended her the other —empty— hand.</text:p>
      <text:p text:style-name="Normal">“Let’s sit on the bench,” the girl said, “side-by-side, this time.” She didn’t know the first thing about self-acceptance, but she suspected it probably entailed being capable of looking herself in the eye. So, she took up the empty hand. It was a strange experience, to have her self help her get up. It was also the first time since coming here that she had a proper look at the girl. She looked exactly like her, as could be expected. The only difference —<text:span text:style-name="T1">no, not difference— </text:span>the only oddity was that the girl had a gaping hole right in the middle of her chest. This made her smile:</text:p>
      <text:p text:style-name="Normal">“Yeah, that’s me all right.”</text:p>
      <text:p text:style-name="Normal">And so it was that she found herself hand-in-hand, side-by-side and heart-to-heart with herself, under a starry night sky. As she looked up, she knew the night would come to an end, alongside this dream.</text:p>
      <text:p text:style-name="Normal">“So before that happens, let’s finish these drinks.”</text:p>
      <text:p text:style-name="Normal">“Yeah.” It was her way of spiting the night’s death, as well as ends and conclusions in general.</text:p>
      <text:p text:style-name="Normal">They were cans of hot chocolate, and both girls finished theirs in one long gulp.</text:p>
      <text:p text:style-name="Normal">“Urgh, it’s tasteless,” she complained to her self. It was probably because <text:span text:style-name="T1">I don’t drink enough hot chocolate to remember the taste.</text:span></text:p>
      <text:p text:style-name="Normal">“... Hey, I have an idea,” the girl said. “Why don’t you make me some hot chocolate, when we wake up? That way, we’ll remember.”</text:p>
      <text:p text:style-name="Normal"><text:span text:style-name="T1">... You really are desperate for my love, aren’t you?</text:span></text:p>
      <text:p text:style-name="Normal">“I am.”</text:p>
      <text:p text:style-name="Normal">For the first and last time tonight, she smiled at herself. And, soon afterwards, just as she thought it would,</text:p>
      <text:p text:style-name="Normal">“*RIIIIING RIIIIING RIIIIING*” went the alarm clock.</text:p>
      <text:p text:style-name="Normal"/>
      <text:p text:style-name="P1">•• ••</text:p>
      <text:p text:style-name="P1">Node 3: Freshly baked croissant</text:p>
      <text:p text:style-name="Normal"/>
      <text:p text:style-name="Normal"><text:span text:style-name="T1">It must be incredibly cosy, to have clouds as a bed. I wonder what it feels like. </text:span>However it felt, the sun must have loved it, otherwise it wouldn’t be so reluctant to rise and shine. <text:span text:style-name="T1">I totally get how you feel, </text:span>she yawned, <text:span text:style-name="T1">it’s such a pain to get up early in the morning, right? </text:span>It was a struggle she was all too familiar with, so, as the sun’s rays lazily made their way from the horizon to her home,</text:p>
      <text:p text:style-name="Normal">“Good morning,” she said, “good job waking up.”</text:p>
      <text:p text:style-name="Normal">Perhaps because of how gentle it felt, the way the light touched her face made her think of an affectionate cat reaching out with its paws.</text:p>
      <text:p text:style-name="Normal">“The sun is a cat.” It wasn’t, but since it had just woken up, its rays were still weak and lacked warmth; it was only natural its touch would be soft.</text:p>
      <text:p text:style-name="Normal">(ᵕ—<text:span text:style-name="T1">‸</text:span>—) <text:span text:style-name="T1">Too bad...</text:span></text:p>
      <text:p text:style-name="Normal">While it was a real shame that the sun wasn’t a very big and very round cat leisurely gliding across the sky (she looked up to check just in case), she was also personally disappointed that it wasn’t anywhere as hot as she’d expected it to be; it was rather cool on the balcony, at this hour. Not that that was much of a problem; she had taken care of protecting herself from the cold: a knit cap covered her head, a muffler enwrapped her neck, a sweater complemented her pyjamas and her feet were safe inside slippers. Only her face and her hands had been left to the mercy of today’s pleasant weather. Her face, because she wanted to feel the wind against her skin, and her hands, because...</text:p>
      <text:p text:style-name="Normal">“Want a sip?”</text:p>
      <text:p text:style-name="Normal">She’d figured that the sun couldn’t function properly until it’s had its cup of coffee. She didn’t like coffee —<text:span text:style-name="T1">life is bitter enough as is—</text:span> so, in the mug that she was holding up, there was hot chocolate. Warding off the cold, warming up her soul, within her favourite mug was the promise to herself. And, as the sun showed no sign of wanting to drink,</text:p>
      <text:p text:style-name="Normal">*Sip* she decided to do so herself.</text:p>
      <text:p text:style-name="Normal">A small breeze blew by, her eyes closed in its wake, her fingers loosened their grip, and she breathed in the morning air.</text:p>
      <text:p text:style-name="Normal">“Haah... Dawn tastes sweet, today.”</text:p>
      <text:p text:style-name="Normal">The few clouds in the area were leaving in search of more relaxed atmospheres, and night had gone to sleep having finished its shift for the day. In short, the sky was bright blue as far as the eye could see.</text:p>
      <text:p text:style-name="Normal">“Here’s to a good day, dear self.”</text:p>
      <text:p text:style-name="Normal">She’d made that wish looking up to the sky, but she’d also realised there was only one person on Earth responsible of granting it. <text:span text:style-name="T1">Yeah, I’ll take extra good care of you today, </text:span>she thought to herself, and, bringing her gaze down onto the world, <text:span text:style-name="T1">no matter what happens.</text:span></text:p>
      <text:p text:style-name="Normal">Those words weren’t empty, but a mugful of hot chocolate was hardly enough to prove that. As they said, <text:span text:style-name="T1">the proof is in the pudding, </text:span>therefore, it was necessary that she ate some pudding. She got around doing just that, and thankfully there was some of it left in the kitchen.</text:p>
      <text:p text:style-name="Normal">“Hm~~!” And she took her sweet time savouring it.</text:p>
      <text:p text:style-name="Normal"><text:span text:style-name="T1">That’s right, there’s no need to rush. </text:span>The priority was only one, and everything else, including school, would have to wait. So, she rolled back-and-forth in her bed, read a random book, listened to some music, played games on her phone, and lazed about her room until at some point she realised</text:p>
      <text:p text:style-name="Normal">“Ah, I’ll be late for school,”</text:p>
      <text:p text:style-name="Normal">And leisurely got ready to go.</text:p>
      <text:p text:style-name="Normal">Before she opened the front door to leave, she took a deep breath. Whatever the world was going to throw at her today, she wanted to be ready for it. <text:span text:style-name="T1">I’ll take extra good care of you, </text:span>she repeated to herself, <text:span text:style-name="T1">no matter what.</text:span> Such was her resolve as she stepped outside.</text:p>
      <text:p text:style-name="Normal">“...”</text:p>
      <text:p text:style-name="Normal">Then she stepped right back in. But who could blame her? She did just get an incredible idea, after all, and making it real required all the coins she’d left on her desk, <text:span text:style-name="T1">just to be safe. </text:span>And lo, hands in her pockets and pleased with herself, she hummed her way to the bus stop.</text:p>
      <text:p text:style-name="Normal">That was the plan anyway. It really was a shame that plans never seemed to survive contact with the enemy, which in her case happened to be reality. She had to stop dead in her tracks, when she saw <text:span text:style-name="T1">you</text:span> at the bus stop.</text:p>
      <text:p text:style-name="Normal"><text:span text:style-name="T1">Eh?! Why are you...?</text:span></text:p>
      <text:p text:style-name="Normal">Well, all things considered, maybe she shouldn’t be <text:span text:style-name="T1">this</text:span> surprised. The best delusions were those that just might come true, that was something she’d subconsciously understood, and one of her favourites scenarios to imagine was going to school with you. <text:span text:style-name="T1">Oh, yeah, I’d almost forgotten, </text:span>the two of you did use to commute together, before she started living in her own personal time zone. <text:span text:style-name="T1">That was how we first met, wasn’t it? </text:span>Back then, she didn’t really care about you. In fact, she used to think you were annoying. <text:span text:style-name="T1">Right... </text:span>You were the most talkative person she’d ever met, so much so that every time she got off the bus her head would be spinning so badly it was a miracle she’d never started flying like a helicopter. <text:span text:style-name="T1">I had to spend entire afternoons in bed because of those headaches... But even so, </text:span>even then, she was glad to have you, she was glad to have someone to talk to. <text:span text:style-name="T1">You were still annoying though.</text:span></text:p>
      <text:p text:style-name="Normal">And as those memories resurfaced, as they quietly invaded her mind, she felt a little more at ease. <text:span text:style-name="T1">Are you still the same as back then? </text:span>Probably. If anyone had changed, it was her. Just like that, for some reason, walking up to you didn’t feel so daunting anymore. <text:span text:style-name="T1">You know, you should be in class at this hour. How irresponsible of you.</text:span></text:p>
      <text:p text:style-name="Normal">By the looks of it, you’ve had the bus stop all to yourself: you had your backpack by your side, an open book in your hands, and a dreamy look in your eyes. Whatever you were reading, whichever world you were in, you were lost in it. So much so that you didn’t notice her approach at all. On one hand, that made her pout. On the other, it allowed her to sit down right next to you without asking. And, on second thought, she was glad. <text:span text:style-name="T1">Your face is so close. </text:span>Without thinking, she brought her lips next to your ears.</text:p>
      <text:p text:style-name="Normal">“What are you reading?”</text:p>
      <text:p text:style-name="Normal">“?!” You jolted back.</text:p>
      <text:p text:style-name="Normal">“Yo!” She made a peace sign with her fingers.</text:p>
      <text:p text:style-name="Normal">Your startled face quickly gave way to an annoyed expression, “you did that on purpose didn’t you?”</text:p>
      <text:p text:style-name="Normal">“Yup!” Just as you had, yesterday.</text:p>
      <text:p text:style-name="Normal">Her forwardness stunned you some more, and in the end you could only sigh in resignation.</text:p>
      <text:p text:style-name="Normal">“... Good morning to you too.”</text:p>
      <text:p text:style-name="Normal"><text:span text:style-name="T1">Mm? </text:span>That was an unusually apathetic response, coming from you. Even more uncharacteristic, instead of trying to make small talk you sank right back into your book. </text:p>
      <text:p text:style-name="Normal">“...”</text:p>
      <text:p text:style-name="Normal">She’d never seen you like this. Could it be that just like her, you were a different person in and out of school? That felt improbable. <text:span text:style-name="T1">In that case,</text:span></text:p>
      <text:p text:style-name="Normal">“Is something wrong?”</text:p>
      <text:p text:style-name="Normal">You glanced at her before diving back in your story, but she also knew you weren’t so cold as to ignore her.</text:p>
      <text:p text:style-name="Normal">“Yeah, you could say that.”</text:p>
      <text:p text:style-name="Normal">“... I see.” Truth be told, she was hoping for a ‘no, I’m fine,’ because now she had no idea what to do. “Do you wanna talk about it?” So she just said whatever came to mind.</text:p>
      <text:p text:style-name="Normal">“Would you be offended if I said no?”</text:p>
      <text:p text:style-name="Normal">“... No. I prefer digesting my problems alone too. Take your time.” What a strange way to put it, she thought so herself, but it was descriptive of her feelings.</text:p>
      <text:p text:style-name="Normal">“Thanks.”</text:p>
      <text:p text:style-name="Normal">“Do you mind if I keep you company?”</text:p>
      <text:p text:style-name="Normal">“... No.”</text:p>
      <text:p text:style-name="Normal">“... Do you mind if I read over your shoulder?”</text:p>
      <text:p text:style-name="Normal">“... No.”</text:p>
      <text:p text:style-name="Normal">It was a strange turn of events, but it was how you two ended up reading your time away while waiting for the bus —she, adjusting to your reading speed, and you, taking more time before flipping each page. It was also curious, how you two were sharing the experience of being alone, together. It wasn’t unpleasant. Maybe that was why, when the bus did arrive, neither of you made an effort to get on it. Still, it did prompt you to wonder:</text:p>
      <text:p text:style-name="Normal">“Why didn’t you take it?” </text:p>
      <text:p text:style-name="Normal">“Didn’t feel like it. And besides, I’m used to being late. What about you?”</text:p>
      <text:p text:style-name="Normal">You raised your eyes to the sky, and after a few seconds of thought, “didn’t feel like it either,” you smiled.</text:p>
      <text:p text:style-name="Normal">“Ah! You finally smiled!”</text:p>
      <text:p text:style-name="Normal">“Hm? I always smile though?”</text:p>
      <text:p text:style-name="Normal">She tilted her head, “are you amnesiac? Just now you were as cheerful as a dead fish.”</text:p>
      <text:p text:style-name="Normal">“Oh, that...”</text:p>
      <text:p text:style-name="Normal">“Should I pretend it didn’t happen?”</text:p>
      <text:p text:style-name="Normal">“Thanks, but you don’t have to. It wasn’t a big deal, it was just a little existential crisis. It may not be that important, but I don’t want to act like it didn’t happen.”</text:p>
      <text:p text:style-name="Normal">That piqued her interest, “... What kind?”</text:p>
      <text:p text:style-name="Normal">“?”</text:p>
      <text:p text:style-name="Normal">“What kind of crisis was it? What did you worry about?”</text:p>
      <text:p text:style-name="Normal">“I was just debating whether my life is worth living or not. In the grand scheme of things, it’s a pretty meaningless question.”</text:p>
      <text:p text:style-name="Normal">“... You’re weird,” she smiled.</text:p>
      <text:p text:style-name="Normal">“I don’t want to hear that from you.” (-_-* )</text:p>
      <text:p text:style-name="Normal">“You know, before running into you, I was thinking of going to a coffee shop to have a nice <text:span text:style-name="T1">(second)</text:span> breakfast. Wanna come with me? I’ll treat you.”</text:p>
      <text:p text:style-name="Normal">You looked amused by the idea, “sure, I’ll go. I’ll pay for myself though.” And, as an afterthought, “what about school?”</text:p>
      <text:p text:style-name="Normal">“It can wait, it’s not going anywhere. Although, it would be fun if it did.”</text:p>
      <text:p text:style-name="Normal">A school that walked about during lessons, now that wouldn’t be a bad idea; she might even make an effort to attend it, although she’d definitely spend most of her time staring out the window, at the slowly changing scenery. With such images filling her mind, she got up, stretched with a “Mm~~”, then offered you a hand.</text:p>
      <text:p text:style-name="Normal">“?”</text:p>
      <text:p text:style-name="Normal">That last act left you looking at her puzzled. <text:span text:style-name="T1">Right... people don’t need help to get up, not from a seat... Why am I such an idiot? </text:span>She internally facepalmed, and hesitantly, awkwardly started retracting her hand while muttering “ah, um, sorry, my bad.” She certainly hadn’t expected you to accept her help, and take her hand.</text:p>
      <text:p text:style-name="Normal">“Thanks,” there was sincerity in your voice.</text:p>
      <text:p text:style-name="Normal">Your hand was so soft and warm, she felt so sad when you let go.</text:p>
      <text:p text:style-name="Normal">“Yeah, sorry...”</text:p>
      <text:p text:style-name="Normal">“? Don’t be, I really am grateful you know. I feel better now. So, where are we going?”</text:p>
      <text:p text:style-name="Normal">It wouldn’t do to get depressed now, so she pulled herself together and led the way. And, besides,</text:p>
      <text:p text:style-name="Normal">“I know a place that makes croissants that are to die for, they’ll make you believe life has a purpose.”</text:p>
      <text:p text:style-name="Normal">“... And what would that purpose be?” you challenged her.</text:p>
      <text:p text:style-name="Normal">“Eating croissants.”</text:p>
      <text:p text:style-name="Normal">“Oh, nice.”</text:p>
      <text:p text:style-name="Normal">“Right? By the way, what’s the title of that book you were reading?”</text:p>
      <text:p text:style-name="Normal"/>
      <text:p text:style-name="P1">•• ••</text:p>
      <text:p text:style-name="P1">Node 4: What is happiness?</text:p>
      <text:p text:style-name="P1"/>
      <text:p text:style-name="Normal">Did you know that she’d lied to you? <text:span text:style-name="T1">Probably not yet. </text:span>She never left her room in the first place, there was no way she knew of any place that made croissants. So, she really was just going on an aimless walk with you, either until you noticed what was up, or until she got lucky and found a nice looking place. Those, or until she grew tired of walking. That was the likeliest outcome.</text:p>
      <text:p text:style-name="Normal">“Say, how athletic are you?” Then again, it also wouldn’t do if you were the one to get tired first, so she had to check.</text:p>
      <text:p text:style-name="Normal">“Hm... Not very. I’m pretty much a shut-in, and I don’t go to the gym or anything.”</text:p>
      <text:p text:style-name="Normal"><text:span text:style-name="T1">Huh?! You, a shut-in??</text:span></text:p>
      <text:p text:style-name="Normal">“What’s with that face... Is it that shocking?”</text:p>
      <text:p text:style-name="Normal">You’d just shattered the extrovert image she had of you, “of course it’s shocking!” She nodded gravely to herself, “so... You don’t go out with friends and stuff...?”</text:p>
      <text:p text:style-name="Normal">“Not really, only about once a week, in the weekend.”</text:p>
      <text:p text:style-name="Normal">( ,,⩌'︿'⩌,,) → （￣へ￣） → "( – ⌓ – ) ← [approximate evolution of her facial expression over the last five seconds]</text:p>
      <text:p text:style-name="Normal">“Apologise to all shut-ins in the world, starting from me.” Her tone left no room for discussion.</text:p>
      <text:p text:style-name="Normal">“Ah... I’m sorry ma’am,” then, bowing once to each cardinal direction, “sorry, everyone.”</text:p>
      <text:p text:style-name="Normal">Putting that aside, cafes seemed surprisingly rare around here, and she was starting to worry about whether you’d find one at all. But just as this slightest trace of concern reared its head in her heart,</text:p>
      <text:p text:style-name="Normal">“What a nice morning,” you’d turned your gaze to the sky, “I’m glad we’re out here enjoying it instead of being cooped up in a classroom”. You had your hands in your pockets, tranquility in your voice, and not a care in the world. You were a aloha shirt and pair of flip flops away from looking like you were going to the beach. And, after staring at you for a second, she decided: however you were feeling right now, she wanted in.</text:p>
      <text:p text:style-name="Normal">So, she stopped, went “Mmm~~” as she stretched her arms, took a deep breath, and let all her worries out with a “Phew~”. The air was so very fresh, it smelled of spring alright. Her steps felt a little lighter, the sky felt a little wider, and the streets felt a little less busy. <text:span text:style-name="T1">Come to think of it, </text:span>there weren’t that many people going around in the first place. She hadn’t noticed how serene today was.</text:p>
      <text:p text:style-name="Normal">“Yeah. It’s the perfect day to get absolutely nothing done,” she answered.</text:p>
      <text:p text:style-name="Normal">“Right?”</text:p>
      <text:p text:style-name="Normal">When you passed by a supermarket, “do you mind if we go in? I wanna grab something to eat,” she pointed a thumb at it.</text:p>
      <text:p text:style-name="Normal">You raised an eyebrow, “aren’t we getting croissants anyway?”</text:p>
      <text:p text:style-name="Normal">“Oh, um, yeah, but it’s still some distance away and uh, there’s something I wanna get here,” were you starting to suspect something? <text:span text:style-name="T1">Hopefully not. </text:span>Either way, you didn’t oppose her request and the two of you went in together. Her decision immediately paid off when you entered the snack aisle, because she’d never seen you as excited as when you discovered they were selling limited-edition super spicy potato chips here, “hu~h... Didn’t know you were into those.”</text:p>
      <text:p text:style-name="Normal">“I love spicy stuff! I don’t know how to explain it, but it’s like the pain makes me feel alive.”</text:p>
      <text:p text:style-name="Normal">“... What a weird guy,” she mumbled not so subtly.</text:p>
      <text:p text:style-name="Normal">“I don’t want to hear that from you,” you fired back.</text:p>
      <text:p text:style-name="Normal"><text:span text:style-name="T1">Yeah, fair enough, </text:span>she conceded with a grin and a nod.</text:p>
      <text:p text:style-name="Normal">As for herself, she took a bag of classic chips, and of course you had to make a comment about how plain her taste was, which led to her having to explain the charm and appeal of the one and only original experience for all potato chips, as opposed to all those uselessly flashy and overly chemical flavours they’ve been making up over the years.</text:p>
      <text:p text:style-name="Normal">While peace did return afterwards, it didn’t last long, as soon after you two started bickering over which was better between lemon and peach-flavoured iced tea. Thankfully, a ceasefire was achieved at the checkout, when you both agreed that a packet of strawberry chewing gums would be great and she took one you’d share. A definitive reconciliation was brought about when, out of nowhere, you decided to pay for everything, in spite of her weak protests (she’d tried her best); this had completely disarmed her.</text:p>
      <text:p text:style-name="Normal">That was why, as you exited the convenience store, she didn’t try to make conversation. And, she would be lying if she’d claimed that the patch of silence you walked together afterwards didn’t feel awkward.</text:p>
      <text:p text:style-name="Normal">“...”</text:p>
      <text:p text:style-name="Normal">Since she supposedly knew where to find the café, she was the one leading the way, and out of curiosity she took a peek at you to see how you were dealing with this atmosphere.</text:p>
      <text:p text:style-name="Normal">“’Sup?” And of course, you neither knew nor cared that you were supposed to feel awkward.</text:p>
      <text:p text:style-name="Normal"><text:span text:style-name="T1">Sigh... </text:span>“Nothing. Want some chewing gums?”</text:p>
      <text:p text:style-name="Normal">“Sure, thanks.”</text:p>
      <text:p text:style-name="Normal">Just like that, the silence felt a little more comfortable. With a little more comfort came a little more perspective, and with a little more perspective she could see that the world around you was a little livelier than she’d given it credit for. Birds chirped indistinctly hidden in the trees you were passing under, leaves rustled and fluttered as winds became more frequent, and some passers-by whistled their way past you while some others were lost in conversation. And before long, before either of you knew it, you’d also joined in on the mundane symphony of daily life:</text:p>
      <text:p text:style-name="Normal">*Pop!* one of you would go and</text:p>
      <text:p text:style-name="Normal">*Pop!* the other would retort. She had no idea when you’d entered a bubblegum blowing contest, <text:span text:style-name="T1">but I’m definitely not losing. </text:span>Except she was, the bubbles you were making were definitely bigger, and that smirk on your face was proportionally more irritating. It was only natural that at some point she would start poking your sides. Of course, you couldn’t let that slide and the contest soon turned into a strategic game where blowing a bubble was a decision made after offensive and defensive considerations. This went on for some time, until you came across a small playground.</text:p>
      <text:p text:style-name="Normal">“I’m getting tired.”</text:p>
      <text:p text:style-name="Normal">“Yeah, my feet are starting to hurt.”</text:p>
      <text:p text:style-name="Normal">It didn’t much matter who’d spoken first, you were sharing the same thoughts. Without another word, you both went in and sat on either seat of the swing, letting out the short sigh of stamina-less people.</text:p>
      <text:p text:style-name="Normal">“Is the café still far?” you asked,</text:p>
      <text:p text:style-name="Normal">“Beats me,” she casually confessed.</text:p>
      <text:p text:style-name="Normal">“Oh, too bad...”</text:p>
      <text:p text:style-name="Normal">It took you a second to process that,</text:p>
      <text:p text:style-name="Normal">“Wait, what?”</text:p>
      <text:p text:style-name="Normal">She glanced at you, then she looked away, “n-nice weather today, huh?”</text:p>
      <text:p text:style-name="Normal"/>
      <text:p text:style-name="Normal"/>
      <text:p text:style-name="Normal"/>
      <text:p text:style-name="Normal"/>
      <text:p text:style-name="Normal"/>
      <text:p text:style-name="Normal"/>
      <text:p text:style-name="Normal"/>
      <text:p text:style-name="Normal"/>
      <text:p text:style-name="Normal">“Feels like a holiday.”</text:p>
      <text:p text:style-name="Normal">“Yup.”</text:p>
      <text:p text:style-name="Normal">It didn’t much matter who’d spoken first; you were sharing the same thoughts. You also shared the chewing gums, and for a while the only conversation you had were *Pop!*’s followed by other *Pop!*’s, as you’d entered a tacit contest of who could make the biggest bubble. </text:p>
      <text:p text:style-name="Normal"/>
      <text:p text:style-name="Normal">“Alright. Shall we go look for your imaginary café?” and extended a hand to her.</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1">Really!? </text:span>♡⸜(˶˃ ᵕ ˂˶)⸝♡</text:p>
      <text:p text:style-name="Normal"/>
      <text:p text:style-name="Normal"><text:span text:style-name="T1">Hmph! </text:span>(¬`‸´¬)</text:p>
      <text:p text:style-name="Normal"/>
      <text:p text:style-name="Normal"/>
      <text:p text:style-name="Normal"/>
      <text:p text:style-name="Normal"/>
      <text:p text:style-name="Normal"/>
      <text:p text:style-name="Normal"/>
      <text:p text:style-name="Normal">“Do you remember how we first met? It was here, wasn’t it?”</text:p>
      <text:p text:style-name="Normal">「今死んだら後悔しか残ってないさ。」</text:p>
      <text:p text:style-name="Normal">“It’s no big deal, really. It’s just a matter of life and death. I’m debating whether my life is worth living or not. In the grand scheme of things, it’s pretty meaningless.”</text:p>
      <text:p text:style-name="Normal">“Wanna drink a cup of coffee? The school isn’t going anywhere. Although, it would be fun if it did.”</text:p>
      <text:p text:style-name="Normal"/>
      <text:p text:style-name="Normal"/>
      <text:p text:style-name="Normal"/>
      <text:p text:style-name="Normal"/>
      <text:p text:style-name="Normal">I want to take a bite out of your heart, maybe that way I’ll understand it more.</text:p>
      <text:p text:style-name="Normal"/>
      <text:p text:style-name="P1">•• • ••</text:p>
      <text:p text:style-name="P1">Node 5: 空き席</text:p>
      <text:p text:style-name="P1"/>
      <text:p text:style-name="P1"/>
      <text:p text:style-name="P1">Part 1, Final Node: 愛はしてた。</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